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fo:font-weight="bold" officeooo:rsid="00050d2f" officeooo:paragraph-rsid="00050d2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50d2f" officeooo:paragraph-rsid="00050d2f"/>
    </style:style>
    <style:style style:name="P3" style:family="paragraph" style:parent-style-name="Text_20_body">
      <style:text-properties fo:color="#ff0000" loext:opacity="100%" fo:font-size="14pt" fo:font-weight="bold" officeooo:rsid="00050d2f" officeooo:paragraph-rsid="00050d2f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050d2f"/>
    </style:style>
    <style:style style:name="P5" style:family="paragraph" style:parent-style-name="Text_20_body" style:list-style-name="L1">
      <style:text-properties officeooo:paragraph-rsid="00050d2f"/>
    </style:style>
    <style:style style:name="P6" style:family="paragraph" style:parent-style-name="Text_20_body">
      <style:text-properties officeooo:rsid="00050d2f" officeooo:paragraph-rsid="00050d2f"/>
    </style:style>
    <style:style style:name="P7" style:family="paragraph" style:parent-style-name="Heading_20_3">
      <style:text-properties officeooo:paragraph-rsid="00050d2f"/>
    </style:style>
    <style:style style:name="P8" style:family="paragraph" style:parent-style-name="Text_20_body" style:list-style-name="L2">
      <style:paragraph-properties fo:margin-top="0cm" fo:margin-bottom="0.146cm" style:contextual-spacing="false"/>
      <style:text-properties officeooo:paragraph-rsid="00050d2f"/>
    </style:style>
    <style:style style:name="P9" style:family="paragraph" style:parent-style-name="Text_20_body" style:list-style-name="L3">
      <style:paragraph-properties fo:margin-top="0cm" fo:margin-bottom="0.146cm" style:contextual-spacing="false"/>
      <style:text-properties officeooo:paragraph-rsid="00050d2f"/>
    </style:style>
    <style:style style:name="P10" style:family="paragraph" style:parent-style-name="Text_20_body" style:list-style-name="L3">
      <style:paragraph-properties fo:margin-top="0cm" fo:margin-bottom="0.146cm" style:contextual-spacing="false"/>
      <style:text-properties officeooo:rsid="0014f9e3" officeooo:paragraph-rsid="00050d2f"/>
    </style:style>
    <style:style style:name="P11" style:family="paragraph" style:parent-style-name="Text_20_body">
      <style:text-properties officeooo:rsid="0014f9e3" officeooo:paragraph-rsid="00050d2f"/>
    </style:style>
    <style:style style:name="P12" style:family="paragraph" style:parent-style-name="Text_20_body" style:list-style-name="L4">
      <style:paragraph-properties fo:margin-top="0cm" fo:margin-bottom="0.146cm" style:contextual-spacing="false"/>
      <style:text-properties officeooo:paragraph-rsid="00050d2f"/>
    </style:style>
    <style:style style:name="P13" style:family="paragraph" style:parent-style-name="Text_20_body">
      <style:paragraph-properties fo:margin-top="0cm" fo:margin-bottom="0.146cm" style:contextual-spacing="false"/>
      <style:text-properties fo:color="#ff0000" loext:opacity="100%" fo:font-size="14pt" fo:font-weight="bold" officeooo:rsid="00050d2f" officeooo:paragraph-rsid="00050d2f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.146cm" style:contextual-spacing="false"/>
      <style:text-properties officeooo:rsid="00050d2f" officeooo:paragraph-rsid="00050d2f"/>
    </style:style>
    <style:style style:name="P15" style:family="paragraph" style:parent-style-name="Text_20_body">
      <style:paragraph-properties fo:margin-top="0cm" fo:margin-bottom="0.146cm" style:contextual-spacing="false"/>
      <style:text-properties fo:font-weight="bold" officeooo:rsid="00050d2f" officeooo:paragraph-rsid="00050d2f" style:font-weight-asian="bold" style:font-weight-complex="bold"/>
    </style:style>
    <style:style style:name="P16" style:family="paragraph" style:parent-style-name="Text_20_body">
      <style:paragraph-properties fo:margin-top="0cm" fo:margin-bottom="0.146cm" style:contextual-spacing="false"/>
      <style:text-properties officeooo:rsid="0006bf58" officeooo:paragraph-rsid="0006bf58"/>
    </style:style>
    <style:style style:name="P17" style:family="paragraph" style:parent-style-name="Text_20_body">
      <style:paragraph-properties fo:margin-top="0cm" fo:margin-bottom="0.146cm" style:contextual-spacing="false"/>
      <style:text-properties fo:font-weight="bold" officeooo:rsid="0006bf58" officeooo:paragraph-rsid="0006bf58" style:font-weight-asian="bold" style:font-weight-complex="bold"/>
    </style:style>
    <style:style style:name="P18" style:family="paragraph" style:parent-style-name="Text_20_body">
      <style:paragraph-properties fo:margin-top="0cm" fo:margin-bottom="0.146cm" style:contextual-spacing="false"/>
      <style:text-properties fo:font-weight="bold" officeooo:rsid="000773cf" officeooo:paragraph-rsid="000773cf" style:font-weight-asian="bold" style:font-weight-complex="bold"/>
    </style:style>
    <style:style style:name="P19" style:family="paragraph" style:parent-style-name="Text_20_body">
      <style:paragraph-properties fo:margin-top="0cm" fo:margin-bottom="0.146cm" style:contextual-spacing="false"/>
      <style:text-properties officeooo:rsid="000773cf" officeooo:paragraph-rsid="000773cf"/>
    </style:style>
    <style:style style:name="P20" style:family="paragraph" style:parent-style-name="Text_20_body">
      <style:paragraph-properties fo:margin-top="0cm" fo:margin-bottom="0.146cm" style:contextual-spacing="false"/>
      <style:text-properties officeooo:paragraph-rsid="000b8457"/>
    </style:style>
    <style:style style:name="P21" style:family="paragraph" style:parent-style-name="Text_20_body">
      <style:paragraph-properties fo:margin-top="0cm" fo:margin-bottom="0.146cm" style:contextual-spacing="false"/>
      <style:text-properties officeooo:paragraph-rsid="000773cf"/>
    </style:style>
    <style:style style:name="T1" style:family="text">
      <style:text-properties officeooo:rsid="0014f9e3"/>
    </style:style>
    <style:style style:name="T2" style:family="text">
      <style:text-properties officeooo:rsid="0015e0d4"/>
    </style:style>
    <style:style style:name="T3" style:family="text">
      <style:text-properties officeooo:rsid="000773c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Oral Projet PGI </text:p>
      <text:p text:style-name="P2"/>
      <text:p text:style-name="P3"/>
      <text:p text:style-name="P3">1. Présentation générale</text:p>
      <text:p text:style-name="P4">TechDistrib est une entreprise spécialisée dans la vente de matériel informatique.<text:line-break/>Actuellement, la gestion est fragmentée :</text:p>
      <text:list text:style-name="L1">
        <text:list-item>
          <text:p text:style-name="P5">commandes clients faites sur Excel,</text:p>
        </text:list-item>
        <text:list-item>
          <text:p text:style-name="P5">stock mis à jour manuellement,</text:p>
        </text:list-item>
        <text:list-item>
          <text:p text:style-name="P5">pas d’historique centralisé,</text:p>
        </text:list-item>
        <text:list-item>
          <text:p text:style-name="P5">factures générées à la main,</text:p>
        </text:list-item>
        <text:list-item>
          <text:p text:style-name="P5">aucune coordination avec les réapprovisionnements.</text:p>
        </text:list-item>
      </text:list>
      <text:p text:style-name="P6">L’objectif est de <text:span text:style-name="Strong_20_Emphasis">mettre en place un PGI (ERP) complet</text:span>, capable de centraliser :</text:p>
      <text:h text:style-name="P7" text:outline-level="3">Partie A (<text:span text:style-name="T1">Bouchera</text:span>)</text:h>
      <text:list text:style-name="L2">
        <text:list-item>
          <text:p text:style-name="P8">Gestion des clients</text:p>
        </text:list-item>
        <text:list-item>
          <text:p text:style-name="P8">Création/gestion des commandes</text:p>
        </text:list-item>
        <text:list-item>
          <text:p text:style-name="P8">Vérification automatique du stock</text:p>
        </text:list-item>
        <text:list-item>
          <text:p text:style-name="P8">Génération de factures PDF</text:p>
        </text:list-item>
        <text:list-item>
          <text:p text:style-name="P8">Annulation partielle de commande</text:p>
        </text:list-item>
        <text:list-item>
          <text:p text:style-name="P8">Historique client</text:p>
        </text:list-item>
        <text:list-item>
          <text:p text:style-name="P8">Mise à jour automatique du stock après vente</text:p>
        </text:list-item>
      </text:list>
      <text:h text:style-name="P7" text:outline-level="3">Partie B (<text:span text:style-name="T1">Fatema</text:span>)</text:h>
      <text:list text:style-name="L3">
        <text:list-item>
          <text:p text:style-name="P9">Gestion des fournisseurs</text:p>
        </text:list-item>
        <text:list-item>
          <text:p text:style-name="P9">Création des commandes d’achat</text:p>
        </text:list-item>
        <text:list-item>
          <text:p text:style-name="P9">Réception des produits</text:p>
        </text:list-item>
        <text:list-item>
          <text:p text:style-name="P9">Mise à jour des stocks</text:p>
        </text:list-item>
        <text:list-item>
          <text:p text:style-name="P9">Alerte automatique quand stock insuffisant</text:p>
        </text:list-item>
        <text:list-item>
          <text:p text:style-name="P9">Suivi des réapprovisionnements</text:p>
        </text:list-item>
        <text:list-item>
          <text:p text:style-name="P10">RH</text:p>
        </text:list-item>
      </text:list>
      <text:p text:style-name="P11"/>
      <text:p text:style-name="P3">2. Objectifs du PGI</text:p>
      <text:list text:style-name="L4">
        <text:list-item>
          <text:p text:style-name="P12">Automatiser le cycle complet <text:span text:style-name="Strong_20_Emphasis">vente → stock → achat → réappro</text:span><text:span text:style-name="Strong_20_Emphasis"><text:span text:style-name="T2">visionnement</text:span></text:span><text:span text:style-name="Strong_20_Emphasis"> → facture</text:span></text:p>
        </text:list-item>
        <text:list-item>
          <text:p text:style-name="P12">Assurer la cohérence des données dans un <text:span text:style-name="Strong_20_Emphasis">système unique</text:span></text:p>
        </text:list-item>
        <text:list-item>
          <text:p text:style-name="P12">Améliorer la fiabilité et réduire les erreurs humaines</text:p>
        </text:list-item>
        <text:list-item>
          <text:p text:style-name="P12">Permettre une vue globale sur l’activité</text:p>
        </text:list-item>
      </text:list>
      <text:p text:style-name="P13"><text:soft-page-break/>3. Livrables</text:p>
      <text:p text:style-name="P14"/>
      <text:p text:style-name="P15">1. Cahier des Charges :</text:p>
      <text:p text:style-name="P14">Un <text:span text:style-name="Strong_20_Emphasis">cahier des charges</text:span> est un document qui décrit <text:span text:style-name="Strong_20_Emphasis">précisément</text:span> ce que doit faire un projet.<text:line-break/>Il sert à <text:span text:style-name="Strong_20_Emphasis">définir les besoins</text:span>, les objectifs, les contraintes et les fonctionnalités attendues. </text:p>
      <text:p text:style-name="P14">On y retrouve : </text:p>
      <text:p text:style-name="P16">- Le contexte</text:p>
      <text:p text:style-name="P16">- Les objectifs du PGI</text:p>
      <text:p text:style-name="P16">- Le périmètre du projet</text:p>
      <text:p text:style-name="P16">- Les contraintes</text:p>
      <text:p text:style-name="P16">- Les livrables</text:p>
      <text:p text:style-name="P16">- Description des besoins fonctionnels</text:p>
      <text:p text:style-name="P16">- Annexes</text:p>
      <text:p text:style-name="P16"/>
      <text:p text:style-name="P17">2. Plan de gestion</text:p>
      <text:p text:style-name="P16">Le <text:span text:style-name="Strong_20_Emphasis">plan de gestion de projet</text:span> est un document qui explique <text:span text:style-name="Strong_20_Emphasis">comment le projet sera organisé</text:span>, étape par étape </text:p>
      <text:p text:style-name="P16">On y retrouve : </text:p>
      <text:p text:style-name="P16">- Objectifs (fonctionnel / technique)</text:p>
      <text:p text:style-name="P16">- Découpage du projet</text:p>
      <text:p text:style-name="P16">- Gestion des risques</text:p>
      <text:p text:style-name="P16">- Organisation de l’<text:span text:style-name="T3">é</text:span>quipe- Organisation de l’équipe</text:p>
      <text:p text:style-name="P16">- Méthode de communication</text:p>
      <text:p text:style-name="P16"/>
      <text:p text:style-name="P17">3. Plan de test</text:p>
      <text:p text:style-name="P16">Le <text:span text:style-name="Strong_20_Emphasis">plan de test</text:span> est un document qui liste <text:span text:style-name="Strong_20_Emphasis">toutes les vérifications à effectuer</text:span> pour s’assurer que le projet fonctionne correctement. </text:p>
      <text:p text:style-name="P16">On y retrouve : </text:p>
      <text:p text:style-name="P16">- Objectifs du plan de test</text:p>
      <text:p text:style-name="P16">- Environnement de test</text:p>
      <text:p text:style-name="P16">- Scénarios de test (test sur clients, sur produits…)</text:p>
      <text:p text:style-name="P16">- Test d’intégration (intéractions)</text:p>
      <text:p text:style-name="P16">- Test de non-régréssion (test a refaire après chaque modification de code)</text:p>
      <text:p text:style-name="P16">- Résultat du test</text:p>
      <text:p text:style-name="P16"/>
      <text:p text:style-name="P18">4. Rapport de Faisabilité</text:p>
      <text:p text:style-name="P19"><text:soft-page-break/>Le <text:span text:style-name="Strong_20_Emphasis">rapport de faisabilité</text:span> analyse si le projet est <text:span text:style-name="Strong_20_Emphasis">réalisable ou non</text:span>, en tenant compte de plusieurs critères. </text:p>
      <text:p text:style-name="P19">On y retrouve : </text:p>
      <text:p text:style-name="P19">- Faisabilité Fonctionelle</text:p>
      <text:p text:style-name="P19">- Faisabilité technique</text:p>
      <text:p text:style-name="P19">- Faisabilité organisationnelle</text:p>
      <text:p text:style-name="P19">- Faisabilité juridique</text:p>
      <text:p text:style-name="P19">- Faisabilité globale / Synthèse</text:p>
      <text:p text:style-name="P19"/>
      <text:p text:style-name="P20"><text:span text:style-name="T3">5. SFG (</text:span>Spécification Fonctionnelle Générale<text:span text:style-name="T3">)</text:span></text:p>
      <text:p text:style-name="P21">But : Décrire ce que le système doit faire du point de vue métier ou utilisateur, de manière globale </text:p>
      <text:p text:style-name="P19"/>
      <text:p text:style-name="P21"><text:span text:style-name="T3">6. SFD (</text:span>Spécification Fonctionnelle Détaillé<text:span text:style-name="T3">) Partie A et Partie B</text:span></text:p>
      <text:p text:style-name="P21">But : Décrire comment chaque besoin fonctionnel sera implémenté, avec tous les détails techniques ou fonctionnels nécessaires pour le développement 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3:26:30.902393700</meta:creation-date>
    <dc:date>2025-11-23T18:22:47.774989900</dc:date>
    <meta:editing-duration>PT1H6M47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3" meta:paragraph-count="70" meta:word-count="465" meta:character-count="2824" meta:non-whitespace-character-count="2441"/>
  </office:meta>
</office:document-meta>
</file>